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3.4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Chip_ID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E076334FC4</text:p>
          </table:table-cell>
          <table:table-cell office:value-type="string" calcext:value-type="string">
            <text:p>0x2CD646F0,0xAF75611C,0x8555EF81,0x8F83A412 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D5DE76334FC4</text:p>
          </table:table-cell>
          <table:table-cell office:value-type="string" calcext:value-type="string">
            <text:p>0x202272D2,0xEAA18D2B,0x7D779B0F,0x01A9E810 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E4015B1C5210</text:p>
          </table:table-cell>
          <table:table-cell office:value-type="string" calcext:value-type="string">
            <text:p>0x6F446616,0xAFCA221B,0xC57B8FB7,0x2F7CF456 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CF95A1C5210</text:p>
          </table:table-cell>
          <table:table-cell office:value-type="string" calcext:value-type="string">
            <text:p>0x1B74D202,0x1C992C83,0xD52F9FA7,0x9A10C446 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3C035B1C5210</text:p>
          </table:table-cell>
          <table:table-cell office:value-type="string" calcext:value-type="string">
            <text:p>0x2FF5C61B,0x87506286,0x89186F98,0xAF503419 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1DC76334FC4</text:p>
          </table:table-cell>
          <table:table-cell office:value-type="string" calcext:value-type="string">
            <text:p>0x5116324C,0x9A354D20,0x9B55DBE5,0x518FA8BD 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30FF5A1C5210</text:p>
          </table:table-cell>
          <table:table-cell office:value-type="string" calcext:value-type="string">
            <text:p>0x3F15A627,0x069E42AA,0x36F4AD60,0xC520146C 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8F95A1C5210</text:p>
          </table:table-cell>
          <table:table-cell office:value-type="string" calcext:value-type="string">
            <text:p>0x1B20D232,0x176AAD3B,0xD5239F9F,0x9A33C480 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24FD5A1C5210</text:p>
          </table:table-cell>
          <table:table-cell office:value-type="string" calcext:value-type="string">
            <text:p>0xDFFE960F,0x24440219,0x750BEDBC,0x553C54A0 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3CFE5A1C5210</text:p>
          </table:table-cell>
          <table:table-cell office:value-type="string" calcext:value-type="string">
            <text:p>0x7F75261B,0x8690C086,0xF9148F98,0x851084E5 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50025B1C5210</text:p>
          </table:table-cell>
          <table:table-cell office:value-type="string" calcext:value-type="string">
            <text:p>0x6F394613,0x4573E0AE,0x09522F64,0x1B26AF2C 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51CD76334FC4</text:p>
          </table:table-cell>
          <table:table-cell office:value-type="string" calcext:value-type="string">
            <text:p>0xD581C861,0x7238470A,0xBBB29312,0x4A563747 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A9DC76334FC4</text:p>
          </table:table-cell>
          <table:table-cell office:value-type="string" calcext:value-type="string">
            <text:p>0x511E3278,0x1A254EF0,0xB1E2D775,0x5197A8BD 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D0005B1C5210</text:p>
          </table:table-cell>
          <table:table-cell office:value-type="string" calcext:value-type="string">
            <text:p>0xBC4AA6EC,0xCF7182AF,0x46DF2DA5,0xEB6514A9 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25DD76334FC4</text:p>
          </table:table-cell>
          <table:table-cell office:value-type="string" calcext:value-type="string">
            <text:p>0xD07D72EB,0x22A48D25,0xBDC05B28,0x51ABE849 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4DDD76334FC4</text:p>
          </table:table-cell>
          <table:table-cell office:value-type="string" calcext:value-type="string">
            <text:p>0xD9C97245,0x40388EFA,0xB15455F2,0x51BDE843 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04FD5A1C5210</text:p>
          </table:table-cell>
          <table:table-cell office:value-type="string" calcext:value-type="string">
            <text:p>0xDF18961A,0xC4BE021F,0x76FFED43,0x554054A4 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58015B1C5210</text:p>
          </table:table-cell>
          <table:table-cell office:value-type="string" calcext:value-type="string">
            <text:p>0xFEF266C3,0x5FE83131,0xC942639E,0xEF35F455 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B4035B1C5210</text:p>
          </table:table-cell>
          <table:table-cell office:value-type="string" calcext:value-type="string">
            <text:p>0x2CD646F0,0xAF75611C,0x8555EF81,0x8F83A412 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8:32:42.829937398</meta:creation-date>
    <dc:date>2020-09-17T21:35:17.763773248</dc:date>
    <meta:editing-duration>PT2H32M12S</meta:editing-duration>
    <meta:editing-cycles>3</meta:editing-cycles>
    <meta:generator>LibreOffice/6.4.5.2$Linux_X86_64 LibreOffice_project/40$Build-2</meta:generator>
    <meta:document-statistic meta:table-count="1" meta:cell-count="61" meta:object-count="0"/>
  </office:meta>
</office:document-meta>
</file>